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692B828E.png" manifest:media-type=""/>
  <manifest:file-entry manifest:full-path="Pictures/1000020100000200000002000B0535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3b8dc" draw:fill="solid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svg:stroke-color="#23b8dc" draw:fill="solid" draw:fill-color="#3deb3d" draw:textarea-horizontal-align="justify" draw:textarea-vertical-align="middle" draw:auto-grow-height="fals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9966cc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23b8dc" draw:marker-end="Arrow" draw:marker-end-width="0.3cm" draw:fill="none" draw:fill-color="#23b8dc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svg:stroke-color="#ffffff" draw:fill="solid"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svg:stroke-color="#23b8dc" draw:fill="solid" draw:fill-color="#23b8d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88cm" svg:height="1.2cm" svg:x="11.712cm" svg:y="6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88cm" svg:height="1.2cm" svg:x="11.712cm" svg:y="6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88cm" svg:height="1.2cm" svg:x="11.712cm" svg:y="6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88cm" svg:height="1.2cm" svg:x="11.712cm" svg:y="6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288cm" svg:height="1.2cm" svg:x="11.712cm" svg:y="6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472cm" svg:height="1.2cm" svg:x="9.6cm" svg:y="6.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1" xml:id="id1" draw:id="id1" draw:layer="layout" svg:width="4.525cm" svg:height="4.468cm" svg:x="3.275cm" svg:y="2.732cm">
          <draw:image xlink:href="Pictures/1000020100000200000002000B053578.png" xlink:type="simple" xlink:show="embed" xlink:actuate="onLoad">
            <text:p/>
          </draw:image>
        </draw:frame>
        <draw:frame draw:style-name="gr3" draw:text-style-name="P1" draw:layer="layout" svg:width="2.256cm" svg:height="2.256cm" svg:x="6.849cm" svg:y="6.106cm">
          <draw:image xlink:href="Pictures/100002010000008000000080692B828E.png" xlink:type="simple" xlink:show="embed" xlink:actuate="onLoad">
            <text:p/>
          </draw:image>
        </draw:frame>
        <draw:frame draw:style-name="gr3" draw:text-style-name="P1" xml:id="id2" draw:id="id2" draw:layer="layout" svg:width="2.256cm" svg:height="2.256cm" svg:x="7cm" svg:y="8.244cm">
          <draw:image xlink:href="Pictures/100002010000008000000080692B828E.png" xlink:type="simple" xlink:show="embed" xlink:actuate="onLoad">
            <text:p/>
          </draw:image>
        </draw:frame>
        <draw:custom-shape draw:style-name="gr4" draw:text-style-name="P1" draw:layer="layout" svg:width="6.1cm" svg:height="2.2cm" svg:x="7.9cm" svg:y="2.8cm">
          <text:p text:style-name="P1">Quota: 600M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1" draw:layer="layout" svg:x1="5.537cm" svg:y1="7.2cm" svg:x2="6.728cm" svg:y2="7.786cm" draw:start-shape="id1" svg:d="m5537 7200v543h1191v43" svg:viewBox="0 0 1192 587">
          <text:p/>
        </draw:connector>
        <draw:connector draw:style-name="gr5" draw:text-style-name="P1" draw:layer="layout" svg:x1="5.537cm" svg:y1="7.2cm" svg:x2="7cm" svg:y2="9.372cm" draw:start-shape="id1" draw:end-shape="id2" draw:end-glue-point="3" svg:d="m5537 7200v2172h1463" svg:viewBox="0 0 1464 2173">
          <text:p/>
        </draw:connector>
        <draw:frame draw:style-name="gr6" draw:layer="layout" svg:width="4cm" svg:height="0.962cm" svg:x="9.6cm" svg:y="6.65cm">
          <draw:text-box>
            <text:p>500M</text:p>
          </draw:text-box>
        </draw:frame>
        <draw:frame draw:style-name="gr3" draw:text-style-name="P1" xml:id="id3" draw:id="id3" draw:layer="layout" svg:width="4.525cm" svg:height="4.468cm" svg:x="3.2cm" svg:y="12.4cm">
          <draw:image xlink:href="Pictures/1000020100000200000002000B053578.png" xlink:type="simple" xlink:show="embed" xlink:actuate="onLoad">
            <text:p/>
          </draw:image>
        </draw:frame>
        <draw:frame draw:style-name="gr3" draw:text-style-name="P1" draw:layer="layout" svg:width="2.256cm" svg:height="2.256cm" svg:x="6.774cm" svg:y="15.774cm">
          <draw:image xlink:href="Pictures/100002010000008000000080692B828E.png" xlink:type="simple" xlink:show="embed" xlink:actuate="onLoad">
            <text:p/>
          </draw:image>
        </draw:frame>
        <draw:frame draw:style-name="gr3" draw:text-style-name="P1" xml:id="id4" draw:id="id4" draw:layer="layout" svg:width="2.256cm" svg:height="2.256cm" svg:x="6.925cm" svg:y="17.912cm">
          <draw:image xlink:href="Pictures/100002010000008000000080692B828E.png" xlink:type="simple" xlink:show="embed" xlink:actuate="onLoad">
            <text:p/>
          </draw:image>
        </draw:frame>
        <draw:custom-shape draw:style-name="gr4" draw:text-style-name="P1" draw:layer="layout" svg:width="6.1cm" svg:height="2.2cm" svg:x="7.825cm" svg:y="12.468cm">
          <text:p text:style-name="P1">Quota: 600M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1" draw:layer="layout" svg:x1="5.462cm" svg:y1="16.868cm" svg:x2="6.653cm" svg:y2="17.454cm" draw:start-shape="id3" svg:d="m5462 16868v543h1191v43" svg:viewBox="0 0 1192 587">
          <text:p/>
        </draw:connector>
        <draw:connector draw:style-name="gr5" draw:text-style-name="P1" draw:layer="layout" svg:x1="5.462cm" svg:y1="16.868cm" svg:x2="6.925cm" svg:y2="19.04cm" draw:start-shape="id3" draw:end-shape="id4" draw:end-glue-point="3" svg:d="m5462 16868v2172h1463" svg:viewBox="0 0 1464 2173">
          <text:p/>
        </draw:connector>
        <draw:custom-shape draw:style-name="gr7" draw:text-style-name="P1" draw:layer="layout" svg:width="1.5cm" svg:height="1.2cm" svg:x="9.5cm" svg:y="8.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layer="layout" svg:width="6.5cm" svg:height="1.9cm" svg:x="11cm" svg:y="8.8cm">
          <draw:text-box>
            <text:p>Max Quota → 100M</text:p>
          </draw:text-box>
        </draw:frame>
        <draw:custom-shape draw:style-name="gr4" draw:text-style-name="P1" draw:layer="layout" svg:width="4.4cm" svg:height="1.6cm" svg:x="9.3cm" svg:y="15.9cm">
          <text:p text:style-name="P1">Quota: 500M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5cm" svg:height="1.2cm" svg:x="9.3cm" svg:y="18.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layer="layout" svg:width="6.5cm" svg:height="1.9cm" svg:x="10.7cm" svg:y="18.4cm">
          <draw:text-box>
            <text:p>Max Quota → 100M</text:p>
          </draw:text-box>
        </draw:frame>
        <draw:frame draw:style-name="gr9" draw:layer="layout" svg:width="5.6cm" svg:height="1.75cm" svg:x="13.1cm" svg:y="6.15cm">
          <draw:text-box>
            <text:p>No quota </text:p>
            <text:p>Using 500M</text:p>
          </draw:text-box>
        </draw:frame>
        <draw:custom-shape draw:style-name="gr1" draw:text-style-name="P1" draw:layer="layout" svg:width="4.2cm" svg:height="1.2cm" svg:x="9.1cm" svg:y="23.96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1" xml:id="id5" draw:id="id5" draw:layer="layout" svg:width="4.525cm" svg:height="4.468cm" svg:x="2.775cm" svg:y="20.3cm">
          <draw:image xlink:href="Pictures/1000020100000200000002000B053578.png" xlink:type="simple" xlink:show="embed" xlink:actuate="onLoad">
            <text:p/>
          </draw:image>
        </draw:frame>
        <draw:frame draw:style-name="gr3" draw:text-style-name="P1" draw:layer="layout" svg:width="2.256cm" svg:height="2.256cm" svg:x="6.349cm" svg:y="23.674cm">
          <draw:image xlink:href="Pictures/100002010000008000000080692B828E.png" xlink:type="simple" xlink:show="embed" xlink:actuate="onLoad">
            <text:p/>
          </draw:image>
        </draw:frame>
        <draw:frame draw:style-name="gr3" draw:text-style-name="P1" xml:id="id6" draw:id="id6" draw:layer="layout" svg:width="2.256cm" svg:height="2.256cm" svg:x="6.5cm" svg:y="25.812cm">
          <draw:image xlink:href="Pictures/100002010000008000000080692B828E.png" xlink:type="simple" xlink:show="embed" xlink:actuate="onLoad">
            <text:p/>
          </draw:image>
        </draw:frame>
        <draw:connector draw:style-name="gr5" draw:text-style-name="P1" draw:layer="layout" svg:x1="5.037cm" svg:y1="24.768cm" svg:x2="6.228cm" svg:y2="25.354cm" draw:start-shape="id5" svg:d="m5037 24768v543h1191v43" svg:viewBox="0 0 1192 587">
          <text:p/>
        </draw:connector>
        <draw:connector draw:style-name="gr5" draw:text-style-name="P1" draw:layer="layout" svg:x1="5.037cm" svg:y1="24.768cm" svg:x2="6.5cm" svg:y2="26.94cm" draw:start-shape="id5" draw:end-shape="id6" draw:end-glue-point="3" svg:d="m5037 24768v2172h1463" svg:viewBox="0 0 1464 2173">
          <text:p/>
        </draw:connector>
        <draw:frame draw:style-name="gr6" draw:layer="layout" svg:width="4cm" svg:height="0.962cm" svg:x="9.1cm" svg:y="24.218cm">
          <draw:text-box>
            <text:p>500M</text:p>
          </draw:text-box>
        </draw:frame>
        <draw:custom-shape draw:style-name="gr10" draw:text-style-name="P1" draw:layer="layout" svg:width="2.472cm" svg:height="1.2cm" svg:x="9.1cm" svg:y="26.3cm">
          <text:p text:style-name="P1">300M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5cm" svg:height="1.2cm" svg:x="7.2cm" svg:y="21.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layer="layout" svg:width="7.6cm" svg:height="1.9cm" svg:x="8.8cm" svg:y="21.3cm">
          <draw:text-box>
            <text:p>Min Quota → 800M</text:p>
            <text:p>Max Quota → Unlimi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</meta:initial-creator>
    <meta:creation-date>2014-01-21T14:57:07.404665731</meta:creation-date>
    <dc:date>2014-01-21T15:48:19.147827111</dc:date>
    <dc:creator>Bertrand </dc:creator>
    <meta:editing-duration>PT5M41S</meta:editing-duration>
    <meta:editing-cycles>1</meta:editing-cycles>
    <meta:document-statistic meta:object-count="35"/>
    <meta:generator>LibreOffice/4.1.3.2$Linux_X86_64 LibreOffice_project/410m0$Build-2</meta:generator>
  </office:meta>
</office:document-meta>
</file>